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C0000006BD1E1CB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1.27cm" style:auto-text-indent="false"/>
    </style:style>
    <style:style style:name="P3" style:family="paragraph" style:parent-style-name="Standard">
      <style:paragraph-properties fo:margin-left="3.81cm" fo:margin-right="0cm" fo:margin-top="0cm" fo:margin-bottom="0cm" style:contextual-spacing="false" fo:text-indent="0cm" style:auto-text-indent="false"/>
    </style:style>
    <style:style style:name="P4" style:family="paragraph" style:paren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6" style:family="paragraph" style:parent-style-name="Standard" style:list-style-name="WWNum7">
      <style:paragraph-properties fo:margin-left="2.54cm" fo:margin-right="0cm" fo:margin-top="0cm" fo:margin-bottom="0cm" style:contextual-spacing="true" fo:text-indent="-0.635cm" style:auto-text-indent="false"/>
    </style:style>
    <style:style style:name="P7" style:family="paragraph" style:parent-style-name="Standard" style:list-style-name="WWNum3">
      <style:paragraph-properties fo:margin-left="2.54cm" fo:margin-right="0cm" fo:margin-top="0cm" fo:margin-bottom="0cm" style:contextual-spacing="true" fo:text-indent="-0.635cm" style:auto-text-indent="false"/>
    </style:style>
    <style:style style:name="P8" style:family="paragraph" style:parent-style-name="Standard" style:list-style-name="WWNum10">
      <style:paragraph-properties fo:margin-left="2.54cm" fo:margin-right="0cm" fo:margin-top="0cm" fo:margin-bottom="0cm" style:contextual-spacing="true" fo:text-indent="-0.635cm" style:auto-text-indent="false"/>
    </style:style>
    <style:style style:name="P9" style:family="paragraph" style:parent-style-name="Standard" style:list-style-name="WWNum8">
      <style:paragraph-properties fo:margin-left="2.54cm" fo:margin-right="0cm" fo:margin-top="0cm" fo:margin-bottom="0cm" style:contextual-spacing="true" fo:text-indent="-0.635cm" style:auto-text-indent="false"/>
    </style:style>
    <style:style style:name="P10" style:family="paragraph" style:parent-style-name="Standard" style:list-style-name="WWNum11">
      <style:paragraph-properties fo:margin-left="2.54cm" fo:margin-right="0cm" fo:margin-top="0cm" fo:margin-bottom="0cm" style:contextual-spacing="true" fo:text-indent="-0.635cm" style:auto-text-indent="false"/>
    </style:style>
    <style:style style:name="P11" style:family="paragraph" style:parent-style-name="Standard" style:list-style-name="WWNum5">
      <style:paragraph-properties fo:margin-left="2.54cm" fo:margin-right="0cm" fo:margin-top="0cm" fo:margin-bottom="0cm" style:contextual-spacing="true" fo:text-indent="-0.635cm" style:auto-text-indent="false"/>
    </style:style>
    <style:style style:name="P12" style:family="paragraph" style:parent-style-name="Standard" style:list-style-name="WWNum1">
      <style:paragraph-properties fo:margin-left="2.54cm" fo:margin-right="0cm" fo:margin-top="0cm" fo:margin-bottom="0cm" style:contextual-spacing="true" fo:text-indent="-0.635cm" style:auto-text-indent="false"/>
    </style:style>
    <style:style style:name="P13" style:family="paragraph" style:parent-style-name="Standard" style:list-style-name="WWNum1">
      <style:paragraph-properties fo:margin-left="2.54cm" fo:margin-right="0cm" fo:margin-top="0cm" fo:margin-bottom="0cm" style:contextual-spacing="true" fo:text-indent="-0.635cm" style:auto-text-indent="false"/>
      <style:text-properties fo:color="#ff0000"/>
    </style:style>
    <style:style style:name="P14" style:family="paragraph" style:parent-style-name="Standard" style:list-style-name="WWNum9">
      <style:paragraph-properties fo:margin-left="2.54cm" fo:margin-right="0cm" fo:margin-top="0cm" fo:margin-bottom="0cm" style:contextual-spacing="true" fo:text-indent="-0.635cm" style:auto-text-indent="false"/>
    </style:style>
    <style:style style:name="P15" style:family="paragraph" style:parent-style-name="Standard" style:list-style-name="WWNum13">
      <style:paragraph-properties fo:margin-left="2.54cm" fo:margin-right="0cm" fo:margin-top="0cm" fo:margin-bottom="0cm" style:contextual-spacing="true" fo:text-indent="-0.635cm" style:auto-text-indent="false"/>
    </style:style>
    <style:style style:name="P16" style:family="paragraph" style:parent-style-name="Standard" style:list-style-name="WWNum2">
      <style:paragraph-properties fo:margin-left="2.54cm" fo:margin-right="0cm" fo:margin-top="0cm" fo:margin-bottom="0cm" style:contextual-spacing="true" fo:text-indent="-0.635cm" style:auto-text-indent="false"/>
    </style:style>
    <style:style style:name="P17" style:family="paragraph" style:parent-style-name="Standard" style:list-style-name="WWNum4">
      <style:paragraph-properties fo:margin-left="2.54cm" fo:margin-right="0cm" fo:margin-top="0cm" fo:margin-bottom="0cm" style:contextual-spacing="true" fo:text-indent="-0.635cm" style:auto-text-indent="false"/>
    </style:style>
    <style:style style:name="P18" style:family="paragraph" style:parent-style-name="Standard" style:list-style-name="WWNum6">
      <style:paragraph-properties fo:margin-left="2.54cm" fo:margin-right="0cm" fo:margin-top="0cm" fo:margin-bottom="0cm" style:contextual-spacing="true" fo:text-indent="-0.635cm" style:auto-text-indent="false"/>
    </style:style>
    <style:style style:name="P19" style:family="paragraph" style:parent-style-name="Standard" style:list-style-name="WWNum3">
      <style:paragraph-properties fo:margin-left="3.81cm" fo:margin-right="0cm" fo:margin-top="0cm" fo:margin-bottom="0cm" style:contextual-spacing="true" fo:text-indent="-0.635cm" style:auto-text-indent="false"/>
    </style:style>
    <style:style style:name="P20" style:family="paragraph" style:parent-style-name="Standard" style:list-style-name="WWNum10">
      <style:paragraph-properties fo:margin-left="3.81cm" fo:margin-right="0cm" fo:margin-top="0cm" fo:margin-bottom="0cm" style:contextual-spacing="true" fo:text-indent="-0.635cm" style:auto-text-indent="false"/>
    </style:style>
    <style:style style:name="P21" style:family="paragraph" style:parent-style-name="Standard" style:list-style-name="WWNum8">
      <style:paragraph-properties fo:margin-left="3.81cm" fo:margin-right="0cm" fo:margin-top="0cm" fo:margin-bottom="0cm" style:contextual-spacing="true" fo:text-indent="-0.635cm" style:auto-text-indent="false"/>
    </style:style>
    <style:style style:name="P22" style:family="paragraph" style:parent-style-name="Standard" style:list-style-name="WWNum11">
      <style:paragraph-properties fo:margin-left="3.81cm" fo:margin-right="0cm" fo:margin-top="0cm" fo:margin-bottom="0cm" style:contextual-spacing="true" fo:text-indent="-0.635cm" style:auto-text-indent="false"/>
    </style:style>
    <style:style style:name="P23" style:family="paragraph" style:parent-style-name="Standard" style:list-style-name="WWNum5">
      <style:paragraph-properties fo:margin-left="3.81cm" fo:margin-right="0cm" fo:margin-top="0cm" fo:margin-bottom="0cm" style:contextual-spacing="true" fo:text-indent="-0.635cm" style:auto-text-indent="false"/>
    </style:style>
    <style:style style:name="P24" style:family="paragraph" style:parent-style-name="Standard" style:list-style-name="WWNum1">
      <style:paragraph-properties fo:margin-left="3.81cm" fo:margin-right="0cm" fo:margin-top="0cm" fo:margin-bottom="0cm" style:contextual-spacing="true" fo:text-indent="-0.635cm" style:auto-text-indent="false"/>
    </style:style>
    <style:style style:name="P25" style:family="paragraph" style:parent-style-name="Standard" style:list-style-name="WWNum1">
      <style:paragraph-properties fo:margin-left="3.81cm" fo:margin-right="0cm" fo:margin-top="0cm" fo:margin-bottom="0cm" style:contextual-spacing="true" fo:text-indent="-0.635cm" style:auto-text-indent="false"/>
      <style:text-properties fo:color="#ff0000"/>
    </style:style>
    <style:style style:name="P26" style:family="paragraph" style:parent-style-name="Standard" style:list-style-name="WWNum9">
      <style:paragraph-properties fo:margin-left="3.81cm" fo:margin-right="0cm" fo:margin-top="0cm" fo:margin-bottom="0cm" style:contextual-spacing="true" fo:text-indent="-0.635cm" style:auto-text-indent="false"/>
    </style:style>
    <style:style style:name="P27" style:family="paragraph" style:parent-style-name="Standard" style:list-style-name="WWNum13">
      <style:paragraph-properties fo:margin-left="3.81cm" fo:margin-right="0cm" fo:margin-top="0cm" fo:margin-bottom="0cm" style:contextual-spacing="true" fo:text-indent="-0.635cm" style:auto-text-indent="false"/>
    </style:style>
    <style:style style:name="P28" style:family="paragraph" style:parent-style-name="Standard" style:list-style-name="WWNum2">
      <style:paragraph-properties fo:margin-left="3.81cm" fo:margin-right="0cm" fo:margin-top="0cm" fo:margin-bottom="0cm" style:contextual-spacing="true" fo:text-indent="-0.635cm" style:auto-text-indent="false"/>
    </style:style>
    <style:style style:name="P29" style:family="paragraph" style:parent-style-name="Standard" style:list-style-name="WWNum4">
      <style:paragraph-properties fo:margin-left="3.81cm" fo:margin-right="0cm" fo:margin-top="0cm" fo:margin-bottom="0cm" style:contextual-spacing="true" fo:text-indent="-0.635cm" style:auto-text-indent="false"/>
    </style:style>
    <style:style style:name="P30" style:family="paragraph" style:parent-style-name="Standard" style:list-style-name="WWNum4">
      <style:paragraph-properties fo:margin-left="3.81cm" fo:margin-right="0cm" fo:margin-top="0cm" fo:margin-bottom="0cm" style:contextual-spacing="true" fo:text-indent="-0.635cm" style:auto-text-indent="false"/>
      <style:text-properties style:text-underline-style="solid" style:text-underline-width="auto" style:text-underline-color="font-color"/>
    </style:style>
    <style:style style:name="P31" style:family="paragraph" style:parent-style-name="Standard" style:list-style-name="WWNum10">
      <style:paragraph-properties fo:margin-left="5.08cm" fo:margin-right="0cm" fo:margin-top="0cm" fo:margin-bottom="0cm" style:contextual-spacing="true" fo:text-indent="-0.635cm" style:auto-text-indent="false"/>
    </style:style>
    <style:style style:name="P32" style:family="paragraph" style:parent-style-name="Standard" style:list-style-name="WWNum8">
      <style:paragraph-properties fo:margin-left="5.08cm" fo:margin-right="0cm" fo:margin-top="0cm" fo:margin-bottom="0cm" style:contextual-spacing="true" fo:text-indent="-0.635cm" style:auto-text-indent="false"/>
    </style:style>
    <style:style style:name="P33" style:family="paragraph" style:parent-style-name="Standard" style:list-style-name="WWNum11">
      <style:paragraph-properties fo:margin-left="5.08cm" fo:margin-right="0cm" fo:margin-top="0cm" fo:margin-bottom="0cm" style:contextual-spacing="true" fo:text-indent="-0.635cm" style:auto-text-indent="false"/>
    </style:style>
    <style:style style:name="P34" style:family="paragraph" style:parent-style-name="Standard" style:list-style-name="WWNum5">
      <style:paragraph-properties fo:margin-left="5.08cm" fo:margin-right="0cm" fo:margin-top="0cm" fo:margin-bottom="0cm" style:contextual-spacing="true" fo:text-indent="-0.635cm" style:auto-text-indent="false"/>
    </style:style>
    <style:style style:name="P35" style:family="paragraph" style:parent-style-name="Standard" style:list-style-name="WWNum9">
      <style:paragraph-properties fo:margin-left="5.08cm" fo:margin-right="0cm" fo:margin-top="0cm" fo:margin-bottom="0cm" style:contextual-spacing="true" fo:text-indent="-0.635cm" style:auto-text-indent="false"/>
    </style:style>
    <style:style style:name="P36" style:family="paragraph" style:parent-style-name="Standard" style:list-style-name="WWNum13">
      <style:paragraph-properties fo:margin-left="5.08cm" fo:margin-right="0cm" fo:margin-top="0cm" fo:margin-bottom="0cm" style:contextual-spacing="true" fo:text-indent="-0.635cm" style:auto-text-indent="false"/>
    </style:style>
    <style:style style:name="P37" style:family="paragraph" style:parent-style-name="Standard" style:list-style-name="WWNum2">
      <style:paragraph-properties fo:margin-left="5.08cm" fo:margin-right="0cm" fo:margin-top="0cm" fo:margin-bottom="0cm" style:contextual-spacing="true" fo:text-indent="-0.635cm" style:auto-text-indent="false"/>
    </style:style>
    <style:style style:name="P38" style:family="paragraph" style:parent-style-name="Standard" style:list-style-name="WWNum2">
      <style:paragraph-properties fo:margin-left="6.35cm" fo:margin-right="0cm" fo:margin-top="0cm" fo:margin-bottom="0cm" style:contextual-spacing="true" fo:text-indent="-0.635cm" style:auto-text-indent="false"/>
    </style:style>
    <style:style style:name="P39" style:family="paragraph" style:parent-style-name="Heading_20_1" style:master-page-name="Standard">
      <style:paragraph-properties fo:margin-top="0.706cm" fo:margin-bottom="0.212cm" style:contextual-spacing="false" fo:text-align="center" style:justify-single-word="false" style:page-number="1"/>
    </style:style>
    <style:style style:name="P40" style:family="paragraph" style:parent-style-name="Heading_20_2" style:list-style-name="WWNum12">
      <style:paragraph-properties fo:margin-left="1.27cm" fo:margin-right="0cm" fo:margin-top="0.635cm" fo:margin-bottom="0.212cm" style:contextual-spacing="true" fo:text-indent="-0.635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cm" fo:border="none" style:mirror="none" fo:clip="rect(0.125cm, 0cm, 0.125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tf1eeotxin13"/>Sistema de Gerenciamento de Estoque das Clínicas de Odontologia da UFC</text:p>
      <text:list xml:id="list8753550310972104535" text:style-name="WWNum12">
        <text:list-item>
          <text:p text:style-name="P40"><text:bookmark text:name="_xz5dase05jv6"/>Gerais para Back-End</text:p>
        </text:list-item>
      </text:list>
      <text:list xml:id="list3701385395998523174" text:style-name="WWNum7">
        <text:list-item>
          <text:p text:style-name="P6">As palavras devem sempre começar com letra maiúscula exceto a primeira(CamelCase);</text:p>
        </text:list-item>
        <text:list-item>
          <text:p text:style-name="P6">As verificações de "null" devem ser realizadas no controlador;</text:p>
        </text:list-item>
        <text:list-item>
          <text:p text:style-name="P6">As verificações de negócio devem ser realizadas no serviço;</text:p>
        </text:list-item>
        <text:list-item>
          <text:p text:style-name="P6">Chaves de escopo devem ficar ao lado da respectiva declaração.</text:p>
        </text:list-item>
      </text:list>
      <text:p text:style-name="P1"/>
      <text:list xml:id="list165453410571910" text:continue-list="list8753550310972104535" text:style-name="WWNum12">
        <text:list-item>
          <text:p text:style-name="P40"><text:bookmark text:name="_hh8jvshzgnsa"/>Nome para Branch</text:p>
        </text:list-item>
      </text:list>
      <text:list xml:id="list8039078830376402267" text:style-name="WWNum3">
        <text:list-item>
          <text:p text:style-name="P7">O nome da Branch deve possuir apenas caracteres minúsculos;</text:p>
        </text:list-item>
        <text:list-item>
          <text:p text:style-name="P7">As palavras devem ser separadas por underline;</text:p>
        </text:list-item>
        <text:list-item>
          <text:p text:style-name="P7">O nome deve seguir o seguinte escopo:</text:p>
          <text:list>
            <text:list-item>
              <text:p text:style-name="P19">codigo_youtrack_titulo_atividade</text:p>
            </text:list-item>
          </text:list>
        </text:list-item>
        <text:list-item>
          <text:p text:style-name="P7">Exemplo:</text:p>
          <text:list>
            <text:list-item>
              <text:p text:style-name="P19">sn_75_crud_material</text:p>
            </text:list-item>
          </text:list>
        </text:list-item>
      </text:list>
      <text:p text:style-name="P1"/>
      <text:list xml:id="list165454039490407" text:continue-list="list165453410571910" text:style-name="WWNum12">
        <text:list-item>
          <text:p text:style-name="P40"><text:bookmark text:name="_t8slj9e7224a"/>Nome de variável</text:p>
        </text:list-item>
      </text:list>
      <text:list xml:id="list548187634528545942" text:style-name="WWNum10">
        <text:list-item>
          <text:p text:style-name="P8">Variável id [exceto classe/model]</text:p>
          <text:list>
            <text:list-item>
              <text:p text:style-name="P20">idEntidade</text:p>
            </text:list-item>
            <text:list-item>
              <text:p text:style-name="P20">Exemplo:</text:p>
              <text:list>
                <text:list-item>
                  <text:p text:style-name="P31">idMaterial</text:p>
                </text:list-item>
              </text:list>
            </text:list-item>
          </text:list>
        </text:list-item>
        <text:list-item>
          <text:p text:style-name="P8">Variável de instância para classes</text:p>
          <text:list>
            <text:list-item>
              <text:p text:style-name="P20">Nome da classe sem abreviações</text:p>
            </text:list-item>
            <text:list-item>
              <text:p text:style-name="P20">Exemplo:</text:p>
              <text:list>
                <text:list-item>
                  <text:p text:style-name="P31">material</text:p>
                </text:list-item>
              </text:list>
            </text:list-item>
          </text:list>
        </text:list-item>
        <text:list-item>
          <text:p text:style-name="P8">Variável de instancia para repositório</text:p>
          <text:list>
            <text:list-item>
              <text:p text:style-name="P20">entidadeRepository</text:p>
            </text:list-item>
            <text:list-item>
              <text:p text:style-name="P20">Exemplo:</text:p>
              <text:list>
                <text:list-item>
                  <text:p text:style-name="P31">materialRepository</text:p>
                </text:list-item>
              </text:list>
            </text:list-item>
          </text:list>
        </text:list-item>
        <text:list-item>
          <text:p text:style-name="P8">Variável de instancia para serviço</text:p>
          <text:list>
            <text:list-item>
              <text:p text:style-name="P20">entidadeService</text:p>
            </text:list-item>
            <text:list-item>
              <text:p text:style-name="P20">Exemplo:</text:p>
              <text:list>
                <text:list-item>
                  <text:p text:style-name="P31">materialService</text:p>
                </text:list-item>
              </text:list>
            </text:list-item>
          </text:list>
        </text:list-item>
      </text:list>
      <text:p text:style-name="P1"/>
      <text:list xml:id="list165453927044449" text:continue-list="list165454039490407" text:style-name="WWNum12">
        <text:list-item>
          <text:p text:style-name="P40"><text:bookmark text:name="_9t70hsu11xka"/>Nome para métodos de serviço</text:p>
        </text:list-item>
      </text:list>
      <text:list xml:id="list165922720849179765" text:style-name="WWNum8">
        <text:list-item>
          <text:p text:style-name="P9">O nome do método deve ser em português.</text:p>
        </text:list-item>
        <text:list-item>
          <text:p text:style-name="P9">Deve especificar a ação (Verbo).</text:p>
        </text:list-item>
        <text:list-item>
          <text:p text:style-name="P9">Os nomes para o CRUD devem ser:</text:p>
          <text:list>
            <text:list-item>
              <text:p text:style-name="P21">adicionar</text:p>
            </text:list-item>
            <text:list-item>
              <text:p text:style-name="P21">editar</text:p>
            </text:list-item>
            <text:list-item>
              <text:p text:style-name="P21"><text:soft-page-break/>remover</text:p>
            </text:list-item>
            <text:list-item>
              <text:p text:style-name="P21">buscar[FILTRO], onde FILTRO será o filtro da busca. Exemplos: </text:p>
              <text:list>
                <text:list-item>
                  <text:p text:style-name="P32">buscarPorId, buscarPorNome </text:p>
                </text:list-item>
              </text:list>
            </text:list-item>
            <text:list-item>
              <text:p text:style-name="P21">listar</text:p>
            </text:list-item>
            <text:list-item>
              <text:p text:style-name="P21">visualizar</text:p>
            </text:list-item>
          </text:list>
        </text:list-item>
        <text:list-item>
          <text:p text:style-name="P9">O nome deve seguir o seguinte escopo:</text:p>
          <text:list>
            <text:list-item>
              <text:p text:style-name="P21">acao. Exemplos:</text:p>
              <text:list>
                <text:list-item>
                  <text:p text:style-name="P32">adicionar, editar, etc.</text:p>
                </text:list-item>
              </text:list>
            </text:list-item>
            <text:list-item>
              <text:p text:style-name="P21">acaoCondicaoDaAcao. Exemplos:</text:p>
              <text:list>
                <text:list-item>
                  <text:p text:style-name="P32">buscarPorId, buscarPorNome, etc.</text:p>
                </text:list-item>
              </text:list>
            </text:list-item>
          </text:list>
        </text:list-item>
        <text:list-item>
          <text:p text:style-name="P9">Os métodos de CRUD de uma entidade devem estar agrupados e devem seguir a seguinte ordem:</text:p>
          <text:list>
            <text:list-item>
              <text:p text:style-name="P21">adicionar</text:p>
            </text:list-item>
            <text:list-item>
              <text:p text:style-name="P21">editar</text:p>
            </text:list-item>
            <text:list-item>
              <text:p text:style-name="P21">buscar</text:p>
            </text:list-item>
            <text:list-item>
              <text:p text:style-name="P21">remover</text:p>
            </text:list-item>
            <text:list-item>
              <text:p text:style-name="P21">buscarPorAlgo</text:p>
            </text:list-item>
            <text:list-item>
              <text:p text:style-name="P21">listar</text:p>
            </text:list-item>
            <text:list-item>
              <text:p text:style-name="P21">visualizar</text:p>
            </text:list-item>
          </text:list>
        </text:list-item>
        <text:list-item>
          <text:p text:style-name="P9">Exemplo:</text:p>
          <text:list>
            <text:list-item>
              <text:p text:style-name="P21">adicionarMaterial(Material material)</text:p>
            </text:list-item>
            <text:list-item>
              <text:p text:style-name="P21">buscarMaterialPorId(Long idMaterial)</text:p>
            </text:list-item>
          </text:list>
        </text:list-item>
        <text:list-item>
          <text:p text:style-name="P9">Para métodos que lidem com “agregação” de objetos, deve-se utilizar os nomes: incluir e excluir. Exemplos:</text:p>
          <text:list>
            <text:list-item>
              <text:p text:style-name="P21">incluirMaterialAjax - para incluir via ajax um material em uma entrada de materiais</text:p>
            </text:list-item>
            <text:list-item>
              <text:p text:style-name="P21">excluirMaterialAjax - para excluir via ajax um material de uma entrada de materiais</text:p>
            </text:list-item>
          </text:list>
        </text:list-item>
      </text:list>
      <text:p text:style-name="P1"/>
      <text:list xml:id="list165452885681272" text:continue-list="list165453927044449" text:style-name="WWNum12">
        <text:list-item>
          <text:p text:style-name="P40"><text:bookmark text:name="_x1a4badv7ngg"/>Nome para URL’s</text:p>
        </text:list-item>
      </text:list>
      <text:p text:style-name="P2">Todas as URLs utilizadas no CLÍNICAS devem ser adicionadas no link a seguir: <text:a xlink:type="simple" xlink:href="https://github.com/npi-ufc-qxd/clinicas/wiki" text:style-name="Internet_20_link"><text:span text:style-name="T1">https://github.com/npi-ufc-qxd/clinicas/wiki</text:span></text:a> , seguir os exemplos já adicionados.</text:p>
      <text:p text:style-name="P2"><text:s text:c="2"/></text:p>
      <text:list xml:id="list1930267053715379804" text:style-name="WWNum11">
        <text:list-item>
          <text:p text:style-name="P10">Controlador</text:p>
          <text:list>
            <text:list-item>
              <text:p text:style-name="P22">Id's que estão presentes na url devem ser representados pelo nome da sua classe. Ex: material/{idEntidade}</text:p>
            </text:list-item>
            <text:list-item>
              <text:p text:style-name="P22">usar @GetMapping para requisições do tipo GET e @POSTMapping para do tipo POST, <office:annotation office:name="__Annotation__93_236380627"><dc:creator>Ciano Saraiva</dc:creator><dc:date>2016-10-11T02:48:06</dc:date><text:list text:style-name=""><text:list-item><text:p>Acho isso válido para padronizar</text:p></text:list-item></text:list></office:annotation>nunca utilizar o @RequestMapping no @RestController<office:annotation-end office:name="__Annotation__93_236380627"/></text:p>
            </text:list-item>
          </text:list>
        </text:list-item>
        <text:list-item>
          <text:p text:style-name="P10">Visão (front-end)</text:p>
          <text:list>
            <text:list-item>
              <text:p text:style-name="P22">Todas as url's devem possuir apenas letras minúsculas</text:p>
            </text:list-item>
            <text:list-item>
              <text:p text:style-name="P22">Todas as url's devem terminar sem “/”. Exemplo: material/1</text:p>
            </text:list-item>
            <text:list-item>
              <text:p text:style-name="P22">quando for necessário passar o id de uma entidade na URL, ele deve está logo após o nome de sua entidade. Exemplo: entidade/{idEntidade}/sub_entidade/{idSubEntidade}</text:p>
            </text:list-item>
            <text:list-item>
              <text:p text:style-name="P22">quando o nome da entidade for composto, este deve ser separado por underscore(“_”). Exemplo: alocacao_item_disciplina/adicionar</text:p>
            </text:list-item>
          </text:list>
        </text:list-item>
        <text:list-item>
          <text:p text:style-name="P10">Ação</text:p>
          <text:list>
            <text:list-item>
              <text:p text:style-name="P22">quando a URL chamada for para executar uma ação, o nome desta ação deve está indicada no final da URL. Exemplos: </text:p>
              <text:list>
                <text:list-item>
                  <text:p text:style-name="P33"><text:soft-page-break/>material/adicionar - para adicionar um novo material</text:p>
                </text:list-item>
                <text:list-item>
                  <text:p text:style-name="P33">material/1/editar - para editar o material com id 1</text:p>
                </text:list-item>
                <text:list-item>
                  <text:p text:style-name="P33">material/1/remover - para remover o material com id 1</text:p>
                </text:list-item>
                <text:list-item>
                  <text:p text:style-name="P33">entrada/3/alocar_itens_setor - para alocar os materiais da entrada 3 aos setores cadastrados</text:p>
                </text:list-item>
              </text:list>
            </text:list-item>
          </text:list>
        </text:list-item>
        <text:list-item>
          <text:p text:style-name="P10">URL que serão acessadas via AJAX.</text:p>
          <text:list>
            <text:list-item>
              <text:p text:style-name="P22">Quando um método no controller for criado para ser acessado via requisições ajax, este deve terminar com a sigla Ajax. </text:p>
              <text:list>
                <text:list-item>
                  <text:p text:style-name="P33">Exemplo: adicionarMaterialAjax.</text:p>
                </text:list-item>
              </text:list>
            </text:list-item>
            <text:list-item>
              <text:p text:style-name="P22">Para as urls desses métodos, deve-se colocar no final a string “/ajax”</text:p>
              <text:list>
                <text:list-item>
                  <text:p text:style-name="P33">Exemplo: /material/adicionar/ajax <text:s/></text:p>
                </text:list-item>
              </text:list>
            </text:list-item>
          </text:list>
        </text:list-item>
      </text:list>
      <text:p text:style-name="P1"/>
      <text:list xml:id="list165452848454788" text:continue-list="list165452885681272" text:style-name="WWNum12">
        <text:list-item>
          <text:p text:style-name="P40"><text:bookmark text:name="_ef96k1e0pgce"/>Nome para métodos do controlador</text:p>
        </text:list-item>
      </text:list>
      <text:list xml:id="list963686273478058217" text:style-name="WWNum5">
        <text:list-item>
          <text:p text:style-name="P11">O nome do métodos devem ser em português.</text:p>
        </text:list-item>
        <text:list-item>
          <text:p text:style-name="P11">O nome dos métodos devem seguir o seguinte escopo</text:p>
          <text:list>
            <text:list-item>
              <text:p text:style-name="P23">Métodos GET:</text:p>
              <text:list>
                <text:list-item>
                  <text:p text:style-name="P34">formAdicionarEntidade</text:p>
                </text:list-item>
                <text:list-item>
                  <text:p text:style-name="P34">formEditarEntidade</text:p>
                </text:list-item>
                <text:list-item>
                  <text:p text:style-name="P34">visualizarEntidade</text:p>
                </text:list-item>
                <text:list-item>
                  <text:p text:style-name="P34">removerEntidade</text:p>
                </text:list-item>
                <text:list-item>
                  <text:p text:style-name="P34">listarEntidade</text:p>
                </text:list-item>
              </text:list>
            </text:list-item>
            <text:list-item>
              <text:p text:style-name="P23">Métodos POST</text:p>
              <text:list>
                <text:list-item>
                  <text:p text:style-name="P34">adicionarEntidade</text:p>
                </text:list-item>
                <text:list-item>
                  <text:p text:style-name="P34">editarEntidade</text:p>
                </text:list-item>
              </text:list>
            </text:list-item>
            <text:list-item>
              <text:p text:style-name="P23">Métodos que serão acessados via AJAX</text:p>
              <text:list>
                <text:list-item>
                  <text:p text:style-name="P34">adicionarEntidadeAjax</text:p>
                </text:list-item>
                <text:list-item>
                  <text:p text:style-name="P34">editarEntidadeAjax</text:p>
                </text:list-item>
              </text:list>
            </text:list-item>
          </text:list>
        </text:list-item>
        <text:list-item>
          <text:p text:style-name="P11">Os métodos de uma entidade devem estar agrupados e devem estar na seguinte ordem:</text:p>
          <text:list>
            <text:list-item>
              <text:p text:style-name="P23">[GET] formAdicionarEntidade</text:p>
            </text:list-item>
            <text:list-item>
              <text:p text:style-name="P23">[POST] adicionarEntidade</text:p>
            </text:list-item>
            <text:list-item>
              <text:p text:style-name="P23">[GET] formEditarEntidade</text:p>
            </text:list-item>
            <text:list-item>
              <text:p text:style-name="P23">[POST] editarEntidade</text:p>
            </text:list-item>
            <text:list-item>
              <text:p text:style-name="P23">[GET] removerEntidade</text:p>
            </text:list-item>
            <text:list-item>
              <text:p text:style-name="P23">[GET] visualizarEntidade</text:p>
            </text:list-item>
            <text:list-item>
              <text:p text:style-name="P23">[GET] listarEntidade</text:p>
            </text:list-item>
          </text:list>
        </text:list-item>
      </text:list>
      <text:p text:style-name="P1"/>
      <text:list xml:id="list165453925523058" text:continue-list="list165452848454788" text:style-name="WWNum12">
        <text:list-item>
          <text:p text:style-name="P40"><text:bookmark text:name="_nhciznt59g2p"/>Nome para a classe de repositório</text:p>
        </text:list-item>
      </text:list>
      <text:list xml:id="list6285875672092996762" text:style-name="WWNum1">
        <text:list-item>
          <text:p text:style-name="P12">Todas as entidade deverão ter seu próprio repositório estendida de JpaRepository, sendo nomeada NomeEntidadeRepository. Exemplo:</text:p>
          <text:list>
            <text:list-item>
              <text:p text:style-name="P24">MaterialRepository</text:p>
            </text:list-item>
          </text:list>
        </text:list-item>
        <text:list-item>
          <text:p text:style-name="P12">A criação de métodos só deverá ser feita se o JpaRepository não atender as necessidade. Os nomes dos métodos criados devem ser em inglês sendo nomeado pela ação (Verbo) mais as condições.</text:p>
        </text:list-item>
      </text:list>
      <text:list xml:id="list165453969512463" text:continue-list="list165453925523058" text:style-name="WWNum12">
        <text:list-item>
          <text:p text:style-name="P40"><text:bookmark text:name="_ai8bhyxwiorl"/><text:soft-page-break/>Novos JS e CSS</text:p>
        </text:list-item>
      </text:list>
      <text:list xml:id="list3084484309555665943" text:style-name="WWNum9">
        <text:list-item>
          <text:p text:style-name="P14">Caso o js ou o css genérico do projeto não atenda as necessidades de sua atividade, crie um arquivo na pasta <text:span text:style-name="T2">/static/js/</text:span> ou <text:span text:style-name="T2">/static/css/</text:span> com o nome da sua entidade e os comandos necessários.</text:p>
        </text:list-item>
        <text:list-item>
          <text:p text:style-name="P14">Nomes devem estar com todos os caracteres minúsculos e separados por hífen. Exemplos:</text:p>
          <text:list>
            <text:list-item>
              <text:p text:style-name="P26">/static/js/</text:p>
              <text:list>
                <text:list-item>
                  <text:p text:style-name="P35">material.js</text:p>
                </text:list-item>
              </text:list>
            </text:list-item>
            <text:list-item>
              <text:p text:style-name="P26">/static/css/</text:p>
              <text:list>
                <text:list-item>
                  <text:p text:style-name="P35">material.css</text:p>
                </text:list-item>
              </text:list>
            </text:list-item>
          </text:list>
        </text:list-item>
      </text:list>
      <text:list xml:id="list165452723191869" text:continue-list="list165453969512463" text:style-name="WWNum12">
        <text:list-item>
          <text:p text:style-name="P40"><text:bookmark text:name="_fhlqpwpomn9u"/><office:annotation office:name="__Annotation__171_236380627"><dc:creator>Ciano Saraiva</dc:creator><dc:date>2016-10-11T02:55:50</dc:date><text:list text:style-name=""><text:list-item><text:p>Parei aqui!</text:p></text:list-item></text:list></office:annotation>Nome de páginas HTML<office:annotation-end office:name="__Annotation__171_236380627"/></text:p>
        </text:list-item>
      </text:list>
      <text:list xml:id="list8920573408950009757" text:style-name="WWNum13">
        <text:list-item>
          <text:p text:style-name="P15">Cada entidade terá sua pasta com seu respectivo nome</text:p>
        </text:list-item>
        <text:list-item>
          <text:p text:style-name="P15">Palavras devem ser separadas por <text:s/>hífen (-).</text:p>
        </text:list-item>
        <text:list-item>
          <text:p text:style-name="P15">A página de cadastrar terá nome “cadastrar.html”</text:p>
        </text:list-item>
        <text:list-item>
          <text:p text:style-name="P15">A página de editar terá nome “editar.html”</text:p>
        </text:list-item>
        <text:list-item>
          <text:p text:style-name="P15">A página de visualizar terá nome “visualizar.html”</text:p>
        </text:list-item>
        <text:list-item>
          <text:p text:style-name="P15">Exemplo:</text:p>
          <text:list>
            <text:list-item>
              <text:p text:style-name="P27">inquerito-alimentar <text:s/>- <text:s/>(PASTA)</text:p>
              <text:list>
                <text:list-item>
                  <text:p text:style-name="P36">cadastrar.html <text:s/>- <text:s/>(ARQUIVO) </text:p>
                </text:list-item>
                <text:list-item>
                  <text:p text:style-name="P36">editar.html <text:s/>- <text:s/>(ARQUIVO) </text:p>
                </text:list-item>
                <text:list-item>
                  <text:p text:style-name="P36">visualizar.html <text:s/>- <text:s/>(ARQUIVO) </text:p>
                </text:list-item>
              </text:list>
            </text:list-item>
          </text:list>
        </text:list-item>
      </text:list>
      <text:p text:style-name="P1"/>
      <text:list xml:id="list165452998750201" text:continue-list="list165452723191869" text:style-name="WWNum12">
        <text:list-item>
          <text:p text:style-name="P40"><text:bookmark text:name="_ke0k173xkdod"/>Mensagens</text:p>
        </text:list-item>
      </text:list>
      <text:list xml:id="list166742124945447886" text:style-name="WWNum2">
        <text:list-item>
          <text:p text:style-name="P16">Para as mensagens enviadas do back-end para o front deverá ser por meio de uma lista de mensagens.</text:p>
          <text:list>
            <text:list-item>
              <text:p text:style-name="P28">Exemplo de lista: </text:p>
              <text:list>
                <text:list-item>
                  <text:p text:style-name="P37">List&lt;Mensagem&gt; mensagens = new ArrayList&lt;Mensagem&gt;();</text:p>
                </text:list-item>
                <text:list-item>
                  <text:p text:style-name="P37">mensagens.add(new Mensagem("Inquérito Alimentar não encontrado.", Mensagem.Tipo.ERRO, Mensagem.Prioridade.MEDIA));</text:p>
                </text:list-item>
                <text:list-item>
                  <text:p text:style-name="P37">redirectAttributes.addFlashAttribute("mensagens", mensagens);</text:p>
                </text:list-item>
              </text:list>
            </text:list-item>
            <text:list-item>
              <text:p text:style-name="P28">Exemplo de única:</text:p>
              <text:list>
                <text:list-item>
                  <text:p text:style-name="P37">redirectAttributes.addFlashAttribute("mensagem", new Mensagem("Inquérito Alimentar não encontrado.", Mensagem.Tipo.ERRO, Mensagem.Prioridade.MEDIA));</text:p>
                </text:list-item>
              </text:list>
            </text:list-item>
          </text:list>
        </text:list-item>
        <text:list-item>
          <text:p text:style-name="P16">Confirmação</text:p>
          <text:list>
            <text:list-item>
              <text:p text:style-name="P28">Você realmente deseja descartar as alterações? (SIM | NÃO)</text:p>
            </text:list-item>
            <text:list-item>
              <text:p text:style-name="P28">Você realmente deseja remover este(a) “Entidade”? (SIM | NÃO)<text:line-break/></text:p>
            </text:list-item>
          </text:list>
        </text:list-item>
        <text:list-item>
          <text:p text:style-name="P16">Sucesso</text:p>
          <text:list>
            <text:list-item>
              <text:p text:style-name="P28">Salvo com sucesso! [cadastro e edição]</text:p>
            </text:list-item>
            <text:list-item>
              <text:p text:style-name="P28">Excluído com sucesso!<text:line-break/></text:p>
            </text:list-item>
          </text:list>
        </text:list-item>
        <text:list-item>
          <text:p text:style-name="P16">Erros</text:p>
          <text:list>
            <text:list-item>
              <text:p text:style-name="P28">“Entidade” não encontrada.</text:p>
            </text:list-item>
            <text:list-item>
              <text:p text:style-name="P28">Paciente inexistente.</text:p>
            </text:list-item>
            <text:list-item>
              <text:p text:style-name="P28"><text:soft-page-break/>Nutricionista inexistente.</text:p>
            </text:list-item>
          </text:list>
        </text:list-item>
        <text:list-item>
          <text:p text:style-name="P16">Validação para front-end</text:p>
          <text:list>
            <text:list-item>
              <text:p text:style-name="P28">Adicionar Atributos de validação do HTML5 no formulário </text:p>
            </text:list-item>
            <text:list-item>
              <text:p text:style-name="P28">Type text</text:p>
              <text:list>
                <text:list-item>
                  <text:p text:style-name="P37">data-max-length -&gt; para tamanho máximo de uma string</text:p>
                </text:list-item>
                <text:list-item>
                  <text:p text:style-name="P37">data-max-length-tip -&gt; para a mensagem de validação</text:p>
                </text:list-item>
                <text:list-item>
                  <text:p text:style-name="P37">Exemplo:</text:p>
                  <text:list>
                    <text:list-item>
                      <text:p text:style-name="P38"><text:s/>data-max-length="10" data-max-length-tip="O tamanho máximo deve ser 10 caracteres!"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65453317648875" text:continue-numbering="true" text:style-name="WWNum2">
        <text:list-item>
          <text:list>
            <text:list-item>
              <text:p text:style-name="P28">Type email</text:p>
              <text:list>
                <text:list-item>
                  <text:p text:style-name="P37">data-type-tip -&gt; para a mensagem de validação</text:p>
                </text:list-item>
                <text:list-item>
                  <text:p text:style-name="P37">Exemplo:</text:p>
                  <text:list>
                    <text:list-item>
                      <text:p text:style-name="P38">data-type-tip="Digite um email no formato nome@exemplo.com"</text:p>
                    </text:list-item>
                  </text:list>
                </text:list-item>
              </text:list>
            </text:list-item>
            <text:list-item>
              <text:p text:style-name="P28">Type integer</text:p>
              <text:list>
                <text:list-item>
                  <text:p text:style-name="P37">data-max -&gt; valor máximo para o número</text:p>
                </text:list-item>
                <text:list-item>
                  <text:p text:style-name="P37">data-min -&gt; valor minimo para o número</text:p>
                </text:list-item>
                <text:list-item>
                  <text:p text:style-name="P37">data-min-tip -&gt; para a mensagem de validação de minimo</text:p>
                </text:list-item>
                <text:list-item>
                  <text:p text:style-name="P37">data-max-tip -&gt; para a mensagem de validação do máximo</text:p>
                </text:list-item>
                <text:list-item>
                  <text:p text:style-name="P37">Exemplo:</text:p>
                  <text:list>
                    <text:list-item>
                      <text:p text:style-name="P38">data-max="100" data-min="-100" data-max-tip="O valor máximo é 100" data-min-tip="O valor mínimo é -100"</text:p>
                    </text:list-item>
                  </text:list>
                </text:list-item>
              </text:list>
            </text:list-item>
            <text:list-item>
              <text:p text:style-name="P28">Type decimal</text:p>
            </text:list-item>
          </text:list>
        </text:list-item>
      </text:list>
      <text:p text:style-name="P1"/>
      <text:list xml:id="list165454095240709" text:continue-list="list165452998750201" text:style-name="WWNum12">
        <text:list-item>
          <text:p text:style-name="P40"><text:bookmark text:name="_s0navlaryfq7"/>Processo do YouTrack</text:p>
        </text:list-item>
      </text:list>
      <text:list xml:id="list6839059024097627351" text:style-name="WWNum4">
        <text:list-item>
          <text:p text:style-name="P17">Fluxo</text:p>
        </text:list-item>
      </text:list>
      <text:p text:style-name="P1"><draw:frame draw:style-name="fr1" draw:name="image01.png" text:anchor-type="char" svg:x="-2.54cm" svg:y="0cm" svg:width="20.255cm" svg:height="2.699cm" draw:z-index="0"><draw:image xlink:href="Pictures/10000201000002DC0000006BD1E1CBB9.png" xlink:type="simple" xlink:show="embed" xlink:actuate="onLoad"/><svg:desc>fluxoYoutrack (1).png</svg:desc></draw:frame></text:p>
      <text:list xml:id="list165452996636351" text:continue-numbering="true" text:style-name="WWNum4">
        <text:list-item>
          <text:list>
            <text:list-item>
              <text:p text:style-name="P30">Aberto</text:p>
            </text:list-item>
          </text:list>
        </text:list-item>
      </text:list>
      <text:p text:style-name="P4">Está raia contém tarefas que estão paradas sejam elas não iniciadas ou que contenham erros. Antes de passar uma atividade para a fase de desenvolvimento a raia Backlog de Teste não deverá conter nenhuma tarefa, caso o contrario, a prioridade são as atividade que estão a espera de serem testadas.<text:line-break/></text:p>
      <text:list xml:id="list165453460706554" text:continue-numbering="true" text:style-name="WWNum4">
        <text:list-item>
          <text:list>
            <text:list-item>
              <text:p text:style-name="P30">Desenvolvimento</text:p>
            </text:list-item>
          </text:list>
        </text:list-item>
      </text:list>
      <text:p text:style-name="P4">Contém tarefas que estão sendo implementadas ou resolvendo erros. Todas as tarefas nesta raia devem estar associada a um membro do projeto que esteja implementando-a. Caso uma tarefa contenha subtarefas de “Bugs” e que já tenha sido corrigido, o membro associado a tarefa deverá passar o <text:soft-page-break/>status da subtarefa para “Resolvido”.<text:line-break/></text:p>
      <text:list xml:id="list165452660652135" text:continue-numbering="true" text:style-name="WWNum4">
        <text:list-item>
          <text:list>
            <text:list-item>
              <text:p text:style-name="P30">Backlog de Teste</text:p>
            </text:list-item>
          </text:list>
        </text:list-item>
      </text:list>
      <text:p text:style-name="P4">Após o desenvolvimento da tarefa, ela deverá ser testada por um outro membro da equipe que não esteja associado a tarefa para validação, então as atividades que estão nessa raia indicam que ela está pronta para o teste.<text:line-break/></text:p>
      <text:list xml:id="list165453490714634" text:continue-numbering="true" text:style-name="WWNum4">
        <text:list-item>
          <text:list>
            <text:list-item>
              <text:p text:style-name="P30">Teste</text:p>
            </text:list-item>
          </text:list>
        </text:list-item>
      </text:list>
      <text:p text:style-name="P4">Ao associar a uma atividade para testá-la, ela deverá passar para a raia Teste para indicar aos outros membros que ela já está sendo testada e associada a um membro. Os testes a serem realizados estão presentes na descrição da atividade e na seção Testes deste documento. Ao encontrar um eros, o testador deverá criar uma subtarefa associada a tarefa descrevendo como chegou ao erro. Se a atividade encontrou algum erro, o testador passará a atividade para em Aberto para notificar o associado a atividade que encontrou erro(s).</text:p>
      <text:p text:style-name="P1"/>
      <text:list xml:id="list165453843296128" text:continue-numbering="true" text:style-name="WWNum4">
        <text:list-item>
          <text:list>
            <text:list-item>
              <text:p text:style-name="P29"><text:span text:style-name="T3">Backlog de Análise</text:span>(*Raia não criada*)</text:p>
            </text:list-item>
          </text:list>
        </text:list-item>
      </text:list>
      <text:p text:style-name="P4">Caso a tarefa não apresente nenhum erro identificado pelo testador ela deverá passar para a raia Testada para indicar ao associado a tarefa que sua atividade já foi testada e que pode solicitar o Pull Request.<text:line-break/> <text:s text:c="268"/></text:p>
      <text:list xml:id="list165453913023559" text:continue-numbering="true" text:style-name="WWNum4">
        <text:list-item>
          <text:list>
            <text:list-item>
              <text:p text:style-name="P29">Análise</text:p>
            </text:list-item>
          </text:list>
        </text:list-item>
      </text:list>
      <text:p text:style-name="P4">Após a solicitação do Pull Resquest a tarefa passará para a raia análise e aguardará a análise do técnico alocado ao projeto validando a atividade ou não. Caso a atividade não seja aprovada o servidor técnico passará a atividade para em aberto para que o associado a atividade conserte os erros apresentados na implementação da atividade descrita no Github pelo técnico.</text:p>
      <text:list xml:id="list165453199956385" text:continue-numbering="true" text:style-name="WWNum4">
        <text:list-item>
          <text:list>
            <text:list-item>
              <text:p text:style-name="P29">Resolvida</text:p>
            </text:list-item>
          </text:list>
        </text:list-item>
      </text:list>
      <text:p text:style-name="P4">Se a atividade foi aprovada pelo técnico ela passará para a raia Resolvida para indicar que aquela atividade está terminada.</text:p>
      <text:p text:style-name="P1"/>
      <text:list xml:id="list165454385351252" text:continue-numbering="true" text:style-name="WWNum4">
        <text:list-item>
          <text:p text:style-name="P17">Características de uma tarefa<text:line-break/></text:p>
          <text:list>
            <text:list-item>
              <text:p text:style-name="P29">Assignee (Desenvolvedor)</text:p>
            </text:list-item>
          </text:list>
        </text:list-item>
      </text:list>
      <text:p text:style-name="P4">Indica quem está desenvolvendo a atividade. A associação na atividade é feita durante a transição da raia Aberta para Desenvolvimento. Importante para que os outros membros saibam quem está desenvolvimento aquela atividade e para evitar que mais de dois membros da equipe resolvam aquela tarefa.<text:line-break/></text:p>
      <text:list xml:id="list165454440614562" text:continue-numbering="true" text:style-name="WWNum4">
        <text:list-item>
          <text:list>
            <text:list-item>
              <text:p text:style-name="P29">Tester</text:p>
            </text:list-item>
          </text:list>
        </text:list-item>
      </text:list>
      <text:p text:style-name="P4">Indica quem aplicou os testes na atividade. A associação na atividade é feita durante a transição da raia Backlog de Teste para Teste. Importante para quem está associado a desenvolver a atividade saiba quem aplicou os testes para que numa eventual dúvida sobre a descrição do erro saiba com quem falar.</text:p>
      <text:p text:style-name="P1"/>
      <text:list xml:id="list165453171462677" text:continue-list="list165454095240709" text:style-name="WWNum12">
        <text:list-item>
          <text:p text:style-name="P40"><text:bookmark text:name="_y4cs6b6w0tdp"/><text:soft-page-break/>Testes</text:p>
        </text:list-item>
      </text:list>
      <text:p text:style-name="P5">Os testes realizados na atividade estão presentes em um documento descrevendo um possível cenário e o seu resultado esperado (O link do documento está presente no descrição da atividade), porém o testador não ficará limitado a isso podendo realizar outros tipos de testes. Alguns possíveis testes são:</text:p>
      <text:list xml:id="list8047944021814413823" text:style-name="WWNum6">
        <text:list-item>
          <text:p text:style-name="P18">Passagem de id's inválidos na URL;</text:p>
        </text:list-item>
        <text:list-item>
          <text:p text:style-name="P18">Código está seguindo o padrão</text:p>
        </text:list-item>
        <text:list-item>
          <text:p text:style-name="P18">Página fora do template;</text:p>
        </text:list-item>
        <text:list-item>
          <text:p text:style-name="P18">Atributos que estão presente no diagrama de classe mas não estão presentes na página ou na entidade;</text:p>
        </text:list-item>
        <text:list-item>
          <text:p text:style-name="P18">Validação de um campo onde só deve conter números;</text:p>
        </text:list-item>
        <text:list-item>
          <text:p text:style-name="P18">Data no formato inválidos;</text:p>
        </text:list-item>
        <text:list-item>
          <text:p text:style-name="P18">Erros ortográficos;</text:p>
        </text:list-item>
        <text:list-item>
          <text:p text:style-name="P18">Fluxo errado;</text:p>
        </text:list-item>
        <text:list-item>
          <text:p text:style-name="P18">Passagem de uma String acima do limite;</text:p>
        </text:list-item>
        <text:list-item>
          <text:p text:style-name="P18">String contendo todos os tipos de caracteres;</text:p>
        </text:list-item>
        <text:list-item>
          <text:p text:style-name="P18">Campo onde só deve conter números positivos;</text:p>
        </text:list-item>
        <text:list-item>
          <text:p text:style-name="P18">Campos associados de forma errada (Nome: 19| Idade: Kerley);</text:p>
        </text:list-item>
        <text:list-item>
          <text:p text:style-name="P18">atividade fora do padrão (Messagem, URL ...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 fo:font-weight="bold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6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4T16:54:52.339311364</dc:date>
    <meta:editing-duration>P0D</meta:editing-duration>
    <meta:editing-cycles>1</meta:editing-cycles>
    <meta:document-statistic meta:table-count="0" meta:image-count="1" meta:object-count="0" meta:page-count="7" meta:paragraph-count="200" meta:word-count="1672" meta:character-count="10615" meta:non-whitespace-character-count="9033"/>
  </office:meta>
</office:document-meta>
</file>